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800000190E15C88CB.png" manifest:media-type="image/png"/>
  <manifest:file-entry manifest:full-path="Pictures/10000000000004C200000125C19A25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Encabezado">
      <style:text-properties fo:color="#0000ff" loext:opacity="100%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color="#8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8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weight="bold" style:font-weight-asian="bold" style:font-name-complex="Arial" style:font-weight-complex="bold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fo:font-weight="bold" officeooo:rsid="0008a259" style:font-size-asian="12pt" style:font-weight-asian="bold" style:font-name-complex="Arial" style:font-size-complex="12pt" style:font-weight-complex="bold"/>
    </style:style>
    <style:style style:name="T3" style:family="text">
      <style:text-properties officeooo:rsid="000b2a9e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>ANEXO IV</text:p>
      <text:p text:style-name="P2"/>
      <text:p text:style-name="P5"><text:span text:style-name="Fuente_20_de_20_párrafo_20_predeter."><text:span text:style-name="T1">Curso Escolar 202</text:span></text:span><text:span text:style-name="Fuente_20_de_20_párrafo_20_predeter."><text:span text:style-name="T2">3</text:span></text:span><text:span text:style-name="Fuente_20_de_20_párrafo_20_predeter."><text:span text:style-name="T1">-202</text:span></text:span><text:span text:style-name="Fuente_20_de_20_párrafo_20_predeter."><text:span text:style-name="T2">4</text:span></text:span></text:p>
      <text:p text:style-name="P2"/>
      <text:p text:style-name="P2"/>
      <text:p text:style-name="P6">Programa de Cooperación Territorial</text:p>
      <text:p text:style-name="P7">Acción Impulso de la Formación Profesional Dual</text:p>
      <text:p text:style-name="P7"/>
      <text:p text:style-name="P8">DECLARACIÓN RESPONSABLE DEL ALUMNADO</text:p>
      <text:p text:style-name="P7"/>
      <text:p text:style-name="P3">Centro:.<text:span text:style-name="T3">César Manrique</text:span>...........................................................</text:p>
      <text:p text:style-name="P3"><text:span text:style-name="T3">Yo César Osvaldo Matelat Borneo</text:span>…………………………...con DNI…<text:span text:style-name="T3">42268151Q</text:span>…………….. alumno / alumna del grupo <text:s/><text:span text:style-name="T3">A <text:s/></text:span>ciclo formativo dual<text:tab/><text:span text:style-name="T3">Desarrollo de Aplicaciones WEB</text:span>.</text:p>
      <text:p text:style-name="P3">tengo conocimiento de que los estudios que estoy cursando están siendo financiados por el Ministerio de Educación y Formación Profesional, y por ello tengo que cumplir con las instrucciones que dicte la Dirección General de Formación Profesional y Educación de Personas Adultas respecto a su justificación.</text:p>
      <text:p text:style-name="P3"/>
      <text:p text:style-name="P3"/>
      <text:p text:style-name="P4"/>
      <text:p text:style-name="P4"/>
      <text:p text:style-name="P4"/>
      <text:p text:style-name="P4">Fdo.</text:p>
      <text:p text:style-name="P4"/>
      <text:p text:style-name="P4"/>
      <text:p text:style-name="P4">…………………………………………………………………….</text:p>
      <text:p text:style-name="P4"/>
      <text:p text:style-name="P4">Fecha: <text:span text:style-name="T3">18 de marzo de 2024</text:span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Lucida Grande" fo:font-family="'Lucida Grande'" style:font-family-generic="roman" style:font-pitch="variable" fo:font-size="9pt" style:font-size-asian="9pt" style:font-name-complex="Lucida Grande" style:font-family-complex="'Lucida Grande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1" style:display-name="Fuente de párrafo predeter.1" style:family="text"/>
    <style:style style:name="Bullet_20_Symbols" style:display-name="Bullet Symbols" style:family="text"/>
    <style:style style:name="Texto_20_de_20_globo_20_Car" style:display-name="Texto de globo Car" style:family="text" style:parent-style-name="Fuente_20_de_20_párrafo_20_predeter.">
      <style:text-properties style:font-name="Lucida Grande" fo:font-family="'Lucida Grande'" style:font-family-generic="roman" style:font-pitch="variable" fo:font-size="9pt" style:font-size-asian="9pt" style:font-name-complex="Lucida Grande" style:font-family-complex="'Lucida Grande'" style:font-family-generic-complex="roman" style:font-pitch-complex="variable" style:font-size-complex="9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text-properties fo:color="#0000ff" loext:opacity="100%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31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draw:frame draw:style-name="Mfr1" draw:name="Imagen2" text:anchor-type="paragraph" svg:x="11.545cm" svg:y="-0.215cm" svg:width="4.179cm" style:rel-width="scale" svg:height="1.99cm" style:rel-height="scale" draw:z-index="0"><draw:image xlink:href="Pictures/100000000000034800000190E15C88CB.png" xlink:type="simple" xlink:show="embed" xlink:actuate="onLoad" draw:mime-type="image/png"/></draw:frame><draw:frame draw:style-name="Mfr1" draw:name="Imagen3" text:anchor-type="paragraph" svg:x="-0.647cm" svg:y="-0.079cm" svg:width="7.096cm" style:rel-width="scale" svg:height="1.707cm" style:rel-height="scale" draw:z-index="1"><draw:image xlink:href="Pictures/10000000000004C200000125C19A25A7.png" xlink:type="simple" xlink:show="embed" xlink:actuate="onLoad" draw:mime-type="image/png"/></draw:frame><text:span text:style-name="Fuente_20_de_20_párrafo_20_predeter."/></text:p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DECLARACIONJURADADIRECTOR</dc:title>
    <meta:initial-creator>rnavper</meta:initial-creator>
    <meta:creation-date>2015-04-08T15:03:00Z</meta:creation-date>
    <dc:date>2024-03-13T13:48:48.786000000</dc:date>
    <meta:editing-cycles>4</meta:editing-cycles>
    <meta:editing-duration>PT51M38S</meta:editing-duration>
    <meta:document-statistic meta:table-count="0" meta:image-count="2" meta:object-count="0" meta:page-count="1" meta:paragraph-count="11" meta:word-count="95" meta:character-count="744" meta:non-whitespace-character-count="658"/>
    <meta:template xlink:type="simple" xlink:actuate="onRequest" xlink:title="" xlink:href="../../../../raque/Downloads/DECLARACIÓN%20RESPONSABLE%20ALUMNO.odt/Normal"/>
  </office:meta>
</office:document-meta>
</file>